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05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4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7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17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9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129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5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5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9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16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5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5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28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04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06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0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9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19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2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2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27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3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33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05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09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09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1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16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2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427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0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0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0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8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8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51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4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7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4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14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28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28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0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0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08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0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1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19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2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26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3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3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0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0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1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27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27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27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83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6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6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09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1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2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2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0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09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0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1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1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16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2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2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024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6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9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09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1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12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0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0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06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06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19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12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0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0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4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4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4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4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7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7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17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4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3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3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3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04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15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19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19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19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6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6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6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22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0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0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05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08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15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15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19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3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3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23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330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04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5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5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1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429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3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6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9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9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09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1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2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2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23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3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3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0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06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1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19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2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24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27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27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0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0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04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3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7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17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4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7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9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9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9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729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5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08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1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19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6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6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6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829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0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0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03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1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1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1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2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24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27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927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5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9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9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0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6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6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6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6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9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19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23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2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03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1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1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14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1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5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6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9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9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9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129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3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3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6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6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06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7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17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2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2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2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27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3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123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20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604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3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73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-2002092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8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8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128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513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452/401-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-2002060619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un0" table:style-name="ta1">
        <table:table-column table:style-name="co1" table:default-cell-style-name="Default"/>
        <table:table-row table:style-name="ro1">
          <table:table-cell/>
        </table:table-row>
      </table:table>
      <table:table table:name="run1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owercasing, stopword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nnc bnc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q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292" calcext:value-type="float">
            <text:p>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1568" calcext:value-type="float">
            <text:p>0.1568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owercasing, stopword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nc ltc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817" calcext:value-type="float">
            <text:p>0.0817</text:p>
          </table:table-cell>
          <table:table-cell table:number-columns-repeated="3"/>
          <table:table-cell office:value-type="float" office:value="0.087" calcext:value-type="float">
            <text:p>0.087</text:p>
          </table:table-cell>
          <table:table-cell/>
          <table:table-cell office:value-type="float" office:value="0.0894" calcext:value-type="float">
            <text:p>0.0894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nc ltc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2119" calcext:value-type="float">
            <text:p>0.2119</text:p>
          </table:table-cell>
          <table:table-cell table:number-columns-repeated="3"/>
          <table:table-cell office:value-type="float" office:value="0.2155" calcext:value-type="float">
            <text:p>0.2155</text:p>
          </table:table-cell>
          <table:table-cell/>
          <table:table-cell office:value-type="float" office:value="0.2171" calcext:value-type="float">
            <text:p>0.2171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nn ltc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298" calcext:value-type="float">
            <text:p>298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1296" calcext:value-type="float">
            <text:p>0.1296</text:p>
          </table:table-cell>
          <table:table-cell table:number-columns-repeated="7"/>
          <table:table-cell office:value-type="float" office:value="0.1554" calcext:value-type="float">
            <text:p>0.1554</text:p>
          </table:table-cell>
          <table:table-cell/>
          <table:table-cell office:value-type="float" office:value="0.1553" calcext:value-type="float">
            <text:p>0.1553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run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nc ltc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t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424" calcext:value-type="float">
            <text:p>18424</text:p>
          </table:table-cell>
          <table:table-cell office:value-type="float" office:value="23788" calcext:value-type="float">
            <text:p>23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rel_ret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298" calcext:value-type="float">
            <text:p>298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0.0286" calcext:value-type="float">
            <text:p>0.0286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base, nnc-nnc</text:p>
          </table:table-cell>
          <table:table-cell office:value-type="string" calcext:value-type="string">
            <text:p>nnc-bnc</text:p>
          </table:table-cell>
          <table:table-cell office:value-type="string" calcext:value-type="string">
            <text:p>lnc-ltc</text:p>
          </table:table-cell>
          <table:table-cell office:value-type="string" calcext:value-type="string">
            <text:p>nnc-ltc</text:p>
          </table:table-cell>
          <table:table-cell office:value-type="string" calcext:value-type="string">
            <text:p>nnn-ltc</text:p>
          </table:table-cell>
          <table:table-cell office:value-type="string" calcext:value-type="string">
            <text:p>bnc-ltc</text:p>
          </table:table-cell>
          <table:table-cell office:value-type="string" calcext:value-type="string">
            <text:p>ltc-ltc</text:p>
          </table:table-cell>
          <table:table-cell office:value-type="string" calcext:value-type="string">
            <text:p>ntc-ltc</text:p>
          </table:table-cell>
          <table:table-cell office:value-type="string" calcext:value-type="string">
            <text:p>btc-ltc</text:p>
          </table:table-cell>
          <table:table-cell office:value-type="string" calcext:value-type="string">
            <text:p>btn-ltc</text:p>
          </table:table-cell>
          <table:table-cell office:value-type="string" calcext:value-type="string">
            <text:p>npc-ltc</text:p>
          </table:table-cell>
          <table:table-cell office:value-type="string" calcext:value-type="string">
            <text:p>ntu-ltc</text:p>
          </table:table-cell>
          <table:table-cell office:value-type="string" calcext:value-type="string">
            <text:p>ltu-ltc</text:p>
          </table:table-cell>
          <table:table-cell office:value-type="string" calcext:value-type="string">
            <text:p>atu-ltc</text:p>
          </table:table-cell>
          <table:table-cell office:value-type="string" calcext:value-type="string">
            <text:p>nnu-ltc</text:p>
          </table:table-cell>
          <table:table-cell office:value-type="string" calcext:value-type="string">
            <text:p>ltu-nnn</text:p>
          </table:table-cell>
          <table:table-cell office:value-type="string" calcext:value-type="string">
            <text:p>Ltu-nnn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28" calcext:value-type="float">
            <text:p>0.2228</text:p>
          </table:table-cell>
          <table:table-cell table:number-columns-repeated="2"/>
          <table:table-cell office:value-type="float" office:value="0.3171" calcext:value-type="float">
            <text:p>0.3171</text:p>
          </table:table-cell>
          <table:table-cell office:value-type="float" office:value="0.2804" calcext:value-type="float">
            <text:p>0.280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2029" calcext:value-type="float">
            <text:p>0.2029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2296" calcext:value-type="float">
            <text:p>0.2296</text:p>
          </table:table-cell>
          <table:table-cell table:number-columns-repeated="2"/>
          <table:table-cell office:value-type="float" office:value="0.3222" calcext:value-type="float">
            <text:p>0.3222</text:p>
          </table:table-cell>
          <table:table-cell office:value-type="float" office:value="0.2862" calcext:value-type="float">
            <text:p>0.286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33" calcext:value-type="float">
            <text:p>0.233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2306" calcext:value-type="float">
            <text:p>0.2306</text:p>
          </table:table-cell>
          <table:table-cell table:number-columns-repeated="2"/>
          <table:table-cell office:value-type="float" office:value="0.3242" calcext:value-type="float">
            <text:p>0.3242</text:p>
          </table:table-cell>
          <table:table-cell office:value-type="float" office:value="0.2879" calcext:value-type="float">
            <text:p>0.287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126" calcext:value-type="float">
            <text:p>0.126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318" calcext:value-type="float">
            <text:p>0.2318</text:p>
          </table:table-cell>
          <table:table-cell table:number-columns-repeated="2"/>
          <table:table-cell office:value-type="float" office:value="0.3252" calcext:value-type="float">
            <text:p>0.3252</text:p>
          </table:table-cell>
          <table:table-cell office:value-type="float" office:value="0.2891" calcext:value-type="float">
            <text:p>0.289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087" calcext:value-type="float">
            <text:p>0.087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2327" calcext:value-type="float">
            <text:p>0.2327</text:p>
          </table:table-cell>
          <table:table-cell table:number-columns-repeated="2"/>
          <table:table-cell office:value-type="float" office:value="0.3257" calcext:value-type="float">
            <text:p>0.3257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2093" calcext:value-type="float">
            <text:p>0.2093</text:p>
          </table:table-cell>
          <table:table-cell office:value-type="float" office:value="0.2339" calcext:value-type="float">
            <text:p>0.2339</text:p>
          </table:table-cell>
          <table:table-cell table:number-columns-repeated="2"/>
          <table:table-cell office:value-type="float" office:value="0.3262" calcext:value-type="float">
            <text:p>0.3262</text:p>
          </table:table-cell>
          <table:table-cell office:value-type="float" office:value="0.2905" calcext:value-type="float">
            <text:p>0.29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2908" calcext:value-type="float">
            <text:p>0.2908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2"/>
          <table:table-cell table:style-name="ce3" office:value-type="string" calcext:value-type="string">
            <text:p>supposed to be a common scheme, but worse than fir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</text:p>
          </table:table-cell>
          <table:table-cell table:number-columns-repeated="9"/>
          <table:table-cell table:number-columns-repeated="2" office:value-type="string" calcext:value-type="string">
            <text:p>a=.95</text:p>
          </table:table-cell>
          <table:table-cell table:number-columns-repeated="2"/>
          <table:table-cell office:value-type="string" calcext:value-type="string">
            <text:p>a=.65</text:p>
          </table:table-cell>
          <table:table-cell office:value-type="string" calcext:value-type="string">
            <text:p>a=.5</text:p>
          </table:table-cell>
          <table:table-cell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use form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ere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top</text:p>
          </table:table-cell>
          <table:table-cell office:value-type="float" office:value="0.3056" calcext:value-type="float">
            <text:p>0.30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th removal</text:p>
          </table:table-cell>
          <table:table-cell office:value-type="float" office:value="0.2643" calcext:value-type="float">
            <text:p>0.2643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:Sheet1.D3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00:14:50.966438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2:02:44.433268451</meta:creation-date>
    <meta:editing-duration>P3DT19H1M20S</meta:editing-duration>
    <meta:editing-cycles>45</meta:editing-cycles>
    <meta:generator>LibreOffice/5.4.4.2$Linux_X86_64 LibreOffice_project/40m0$Build-2</meta:generator>
    <dc:date>2018-01-21T19:27:12.884234155</dc:date>
    <meta:document-statistic meta:table-count="3" meta:cell-count="1697" meta:object-count="0"/>
  </office:meta>
</office:document-meta>
</file>